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table:number-columns-repeated="3"/>
          <table:table-cell office:value-type="string" calcext:value-type="string">
            <text:p>Prob</text:p>
          </table:table-cell>
          <table:table-cell office:value-type="string" calcext:value-type="string">
            <text:p>Arrow wid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rogation not justiciable</text:p>
          </table:table-cell>
          <table:table-cell table:number-columns-repeated="8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2"/>
          <table:table-cell table:formula="of:=[.A3]" office:value-type="float" office:value="0.4" calcext:value-type="float">
            <text:p>0.4</text:p>
          </table:table-cell>
          <table:table-cell table:formula="of:=[.D3]*20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orogation justiciable</text:p>
          </table:table-cell>
          <table:table-cell table:number-columns-repeated="8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2"/>
          <table:table-cell table:formula="of:=[.A6]" office:value-type="float" office:value="0.6" calcext:value-type="float">
            <text:p>0.6</text:p>
          </table:table-cell>
          <table:table-cell table:formula="of:=[.D6]*20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his prorog lawful</text:p>
          </table:table-cell>
          <table:table-cell table:number-columns-repeated="8"/>
        </table:table-row>
        <table:table-row table:style-name="ro1">
          <table:table-cell table:formula="of:=[.D6]"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9]*[.B9]" office:value-type="float" office:value="0.06" calcext:value-type="float">
            <text:p>0.06</text:p>
          </table:table-cell>
          <table:table-cell table:formula="of:=[.D9]*20" office:value-type="float" office:value="1.2" calcext:value-type="float">
            <text:p>1.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his prorog unlawful</text:p>
          </table:table-cell>
          <table:table-cell table:number-columns-repeated="8"/>
        </table:table-row>
        <table:table-row table:style-name="ro1">
          <table:table-cell table:formula="of:=[.D6]"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A12]*[.B12]" office:value-type="float" office:value="0.54" calcext:value-type="float">
            <text:p>0.54</text:p>
          </table:table-cell>
          <table:table-cell table:formula="of:=[.D12]*20" office:value-type="float" office:value="10.8" calcext:value-type="float">
            <text:p>10.8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ullifies</text:p>
          </table:table-cell>
          <table:table-cell table:number-columns-repeated="8"/>
        </table:table-row>
        <table:table-row table:style-name="ro1">
          <table:table-cell table:formula="of:=[.D12]" office:value-type="float" office:value="0.54" calcext:value-type="float">
            <text:p>0.54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A15]*[.B15]" office:value-type="float" office:value="0.27" calcext:value-type="float">
            <text:p>0.27</text:p>
          </table:table-cell>
          <table:table-cell table:formula="of:=[.D15]*20" office:value-type="float" office:value="5.4" calcext:value-type="float">
            <text:p>5.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mpels Govt</text:p>
          </table:table-cell>
          <table:table-cell table:number-columns-repeated="8"/>
        </table:table-row>
        <table:table-row table:style-name="ro1">
          <table:table-cell table:formula="of:=[.D12]" office:value-type="float" office:value="0.54" calcext:value-type="float">
            <text:p>0.54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A18]*[.B18]" office:value-type="float" office:value="0.27" calcext:value-type="float">
            <text:p>0.27</text:p>
          </table:table-cell>
          <table:table-cell table:formula="of:=[.D18]*20" office:value-type="float" office:value="5.4" calcext:value-type="float">
            <text:p>5.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ovt complies</text:p>
          </table:table-cell>
          <table:table-cell table:number-columns-repeated="8"/>
        </table:table-row>
        <table:table-row table:style-name="ro1">
          <table:table-cell table:formula="of:=[.D18]" office:value-type="float" office:value="0.27" calcext:value-type="float">
            <text:p>0.27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21]*[.B21]" office:value-type="float" office:value="0.216" calcext:value-type="float">
            <text:p>0.216</text:p>
          </table:table-cell>
          <table:table-cell table:formula="of:=[.D21]*20" office:value-type="float" office:value="4.32" calcext:value-type="float">
            <text:p>4.3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ovt refuses to comply</text:p>
          </table:table-cell>
          <table:table-cell table:number-columns-repeated="8"/>
        </table:table-row>
        <table:table-row table:style-name="ro1">
          <table:table-cell table:formula="of:=[.D18]" office:value-type="float" office:value="0.27" calcext:value-type="float">
            <text:p>0.27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24]*[.B24]" office:value-type="float" office:value="0.054" calcext:value-type="float">
            <text:p>0.054</text:p>
          </table:table-cell>
          <table:table-cell table:formula="of:=[.D24]*20" office:value-type="float" office:value="1.08" calcext:value-type="float">
            <text:p>1.08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hnson refuses to resign</text:p>
          </table:table-cell>
          <table:table-cell table:number-columns-repeated="8"/>
        </table:table-row>
        <table:table-row table:style-name="ro1">
          <table:table-cell table:formula="of:=[.D15]" office:value-type="float" office:value="0.27" calcext:value-type="float">
            <text:p>0.27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A27]*[.B27]" office:value-type="float" office:value="0.189" calcext:value-type="float">
            <text:p>0.189</text:p>
          </table:table-cell>
          <table:table-cell table:formula="of:=[.D27]*20" office:value-type="float" office:value="3.78" calcext:value-type="float">
            <text:p>3.78</text:p>
          </table:table-cell>
          <table:table-cell table:number-columns-repeated="4"/>
        </table:table-row>
        <table:table-row table:style-name="ro1">
          <table:table-cell table:formula="of:=[.D21]" office:value-type="float" office:value="0.216" calcext:value-type="float">
            <text:p>0.216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A28]*[.B28]" office:value-type="float" office:value="0.1512" calcext:value-type="float">
            <text:p>0.1512</text:p>
          </table:table-cell>
          <table:table-cell table:formula="of:=[.D28]*20" office:value-type="float" office:value="3.024" calcext:value-type="float">
            <text:p>3.02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table:formula="of:=SUM([.D27:.D28])" office:value-type="float" office:value="0.3402" calcext:value-type="float">
            <text:p>0.3402</text:p>
          </table:table-cell>
          <table:table-cell table:formula="of:=[.D29]*20" office:value-type="float" office:value="6.804" calcext:value-type="float">
            <text:p>6.8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hnson resigns</text:p>
          </table:table-cell>
          <table:table-cell table:number-columns-repeated="8"/>
        </table:table-row>
        <table:table-row table:style-name="ro1">
          <table:table-cell table:formula="of:=[.D15]" office:value-type="float" office:value="0.27" calcext:value-type="float">
            <text:p>0.27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31]*[.B31]" office:value-type="float" office:value="0.081" calcext:value-type="float">
            <text:p>0.081</text:p>
          </table:table-cell>
          <table:table-cell table:formula="of:=[.D31]*20" office:value-type="float" office:value="1.62" calcext:value-type="float">
            <text:p>1.62</text:p>
          </table:table-cell>
          <table:table-cell table:number-columns-repeated="4"/>
        </table:table-row>
        <table:table-row table:style-name="ro1">
          <table:table-cell table:formula="of:=[.D21]" office:value-type="float" office:value="0.216" calcext:value-type="float">
            <text:p>0.216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32]*[.B32]" office:value-type="float" office:value="0.0648" calcext:value-type="float">
            <text:p>0.0648</text:p>
          </table:table-cell>
          <table:table-cell table:formula="of:=[.D32]*20" office:value-type="float" office:value="1.296" calcext:value-type="float">
            <text:p>1.29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table:formula="of:=SUM([.D31:.D32])" office:value-type="float" office:value="0.1458" calcext:value-type="float">
            <text:p>0.1458</text:p>
          </table:table-cell>
          <table:table-cell table:formula="of:=[.D33]*20" office:value-type="float" office:value="2.916" calcext:value-type="float">
            <text:p>2.9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NC Late Sept</text:p>
          </table:table-cell>
          <table:table-cell table:number-columns-repeated="8"/>
        </table:table-row>
        <table:table-row table:style-name="ro1">
          <table:table-cell table:formula="of:=[.D29]" office:value-type="float" office:value="0.3402" calcext:value-type="float">
            <text:p>0.3402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A35]*[.B35]" office:value-type="float" office:value="0.30618" calcext:value-type="float">
            <text:p>0.30618</text:p>
          </table:table-cell>
          <table:table-cell table:formula="of:=[.D35]*20" office:value-type="float" office:value="6.1236" calcext:value-type="float">
            <text:p>6.123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ONC Late Sept Passes</text:p>
          </table:table-cell>
          <table:table-cell table:number-columns-repeated="8"/>
        </table:table-row>
        <table:table-row table:style-name="ro1">
          <table:table-cell table:formula="of:=[.D35]" office:value-type="float" office:value="0.30618" calcext:value-type="float">
            <text:p>0.30618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38]*[.B38]" office:value-type="float" office:value="0.244944" calcext:value-type="float">
            <text:p>0.244944</text:p>
          </table:table-cell>
          <table:table-cell table:formula="of:=[.D38]*20" office:value-type="float" office:value="4.89888" calcext:value-type="float">
            <text:p>4.89888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ONC Late Sept Fails</text:p>
          </table:table-cell>
          <table:table-cell table:number-columns-repeated="8"/>
        </table:table-row>
        <table:table-row table:style-name="ro1">
          <table:table-cell table:formula="of:=[.D35]" office:value-type="float" office:value="0.30618" calcext:value-type="float">
            <text:p>0.30618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41]*[.B41]" office:value-type="float" office:value="0.061236" calcext:value-type="float">
            <text:p>0.061236</text:p>
          </table:table-cell>
          <table:table-cell table:formula="of:=[.D41]*20" office:value-type="float" office:value="1.22472" calcext:value-type="float">
            <text:p>1.2247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ONC mid Oct, succeeds</text:p>
          </table:table-cell>
          <table:table-cell table:number-columns-repeated="8"/>
        </table:table-row>
        <table:table-row table:style-name="ro1">
          <table:table-cell table:formula="of:=[.D24]" office:value-type="float" office:value="0.054" calcext:value-type="float">
            <text:p>0.054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A44]*[.B44]" office:value-type="float" office:value="0.0486" calcext:value-type="float">
            <text:p>0.0486</text:p>
          </table:table-cell>
          <table:table-cell table:formula="of:=[.D44]*20" office:value-type="float" office:value="0.972" calcext:value-type="float">
            <text:p>0.97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ONC mid Oct, fails</text:p>
          </table:table-cell>
          <table:table-cell table:number-columns-repeated="8"/>
        </table:table-row>
        <table:table-row table:style-name="ro1">
          <table:table-cell table:formula="of:=[.D24]" office:value-type="float" office:value="0.054" calcext:value-type="float">
            <text:p>0.054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47]*[.B47]" office:value-type="float" office:value="0.0054" calcext:value-type="float">
            <text:p>0.0054</text:p>
          </table:table-cell>
          <table:table-cell table:formula="of:=[.D47]*20" office:value-type="float" office:value="0.108" calcext:value-type="float">
            <text:p>0.108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eg against further prorogation doesn’t pass</text:p>
          </table:table-cell>
          <table:table-cell table:number-columns-repeated="8"/>
        </table:table-row>
        <table:table-row table:style-name="ro1">
          <table:table-cell table:formula="of:=[.D3]"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50]*[.B50]" office:value-type="float" office:value="0.04" calcext:value-type="float">
            <text:p>0.04</text:p>
          </table:table-cell>
          <table:table-cell table:formula="of:=[.D50]*20"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eg against further prorogation passes</text:p>
          </table:table-cell>
          <table:table-cell table:number-columns-repeated="8"/>
        </table:table-row>
        <table:table-row table:style-name="ro1">
          <table:table-cell table:formula="of:=[.D3]"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A53]*[.B53]" office:value-type="float" office:value="0.36" calcext:value-type="float">
            <text:p>0.36</text:p>
          </table:table-cell>
          <table:table-cell table:formula="of:=[.D53]*20" office:value-type="float" office:value="7.2" calcext:value-type="float">
            <text:p>7.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hnson still has to go to European Council</text:p>
          </table:table-cell>
          <table:table-cell table:number-columns-repeated="8"/>
        </table:table-row>
        <table:table-row table:style-name="ro1">
          <table:table-cell table:formula="of:=[.D53]" office:value-type="float" office:value="0.36" calcext:value-type="float">
            <text:p>0.36</text:p>
          </table:table-cell>
          <table:table-cell table:number-columns-repeated="2"/>
          <table:table-cell table:formula="of:=[.A56]" office:value-type="float" office:value="0.36" calcext:value-type="float">
            <text:p>0.36</text:p>
          </table:table-cell>
          <table:table-cell table:formula="of:=[.D56]*20" office:value-type="float" office:value="7.2" calcext:value-type="float">
            <text:p>7.2</text:p>
          </table:table-cell>
          <table:table-cell table:number-columns-repeated="4"/>
        </table:table-row>
        <table:table-row table:style-name="ro1">
          <table:table-cell table:formula="of:=[.D9]" office:value-type="float" office:value="0.06" calcext:value-type="float">
            <text:p>0.06</text:p>
          </table:table-cell>
          <table:table-cell table:number-columns-repeated="2"/>
          <table:table-cell table:formula="of:=[.A57]" office:value-type="float" office:value="0.06" calcext:value-type="float">
            <text:p>0.06</text:p>
          </table:table-cell>
          <table:table-cell table:formula="of:=[.D57]*20" office:value-type="float" office:value="1.2" calcext:value-type="float">
            <text:p>1.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table:formula="of:=SUM([.D56:.D57])" office:value-type="float" office:value="0.42" calcext:value-type="float">
            <text:p>0.42</text:p>
          </table:table-cell>
          <table:table-cell table:formula="of:=[.D58]*20" office:value-type="float" office:value="8.4" calcext:value-type="float">
            <text:p>8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hnson chooses to resign</text:p>
          </table:table-cell>
          <table:table-cell table:number-columns-repeated="8"/>
        </table:table-row>
        <table:table-row table:style-name="ro1">
          <table:table-cell table:formula="of:=[.D58]" office:value-type="float" office:value="0.42" calcext:value-type="float">
            <text:p>0.42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60]*[.B60]" office:value-type="float" office:value="0.126" calcext:value-type="float">
            <text:p>0.126</text:p>
          </table:table-cell>
          <table:table-cell table:formula="of:=[.D60]*20" office:value-type="float" office:value="2.52" calcext:value-type="float">
            <text:p>2.5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Unify behind a caretaker PM</text:p>
          </table:table-cell>
          <table:table-cell table:number-columns-repeated="8"/>
        </table:table-row>
        <table:table-row table:style-name="ro1">
          <table:table-cell table:formula="of:=[.D60]" office:value-type="float" office:value="0.126" calcext:value-type="float">
            <text:p>0.126</text:p>
          </table:table-cell>
          <table:table-cell table:number-columns-repeated="2"/>
          <table:table-cell table:formula="of:=[.A63]" office:value-type="float" office:value="0.126" calcext:value-type="float">
            <text:p>0.126</text:p>
          </table:table-cell>
          <table:table-cell table:formula="of:=[.D63]*20" office:value-type="float" office:value="2.52" calcext:value-type="float">
            <text:p>2.52</text:p>
          </table:table-cell>
          <table:table-cell table:number-columns-repeated="4"/>
        </table:table-row>
        <table:table-row table:style-name="ro1">
          <table:table-cell table:formula="of:=[.D38]" office:value-type="float" office:value="0.244944" calcext:value-type="float">
            <text:p>0.244944</text:p>
          </table:table-cell>
          <table:table-cell table:number-columns-repeated="2"/>
          <table:table-cell table:formula="of:=[.A64]" office:value-type="float" office:value="0.244944" calcext:value-type="float">
            <text:p>0.244944</text:p>
          </table:table-cell>
          <table:table-cell table:formula="of:=[.D64]*20" office:value-type="float" office:value="4.89888" calcext:value-type="float">
            <text:p>4.89888</text:p>
          </table:table-cell>
          <table:table-cell table:number-columns-repeated="4"/>
        </table:table-row>
        <table:table-row table:style-name="ro1">
          <table:table-cell table:formula="of:=[.D33]" office:value-type="float" office:value="0.1458" calcext:value-type="float">
            <text:p>0.1458</text:p>
          </table:table-cell>
          <table:table-cell table:number-columns-repeated="2"/>
          <table:table-cell table:formula="of:=[.A65]" office:value-type="float" office:value="0.1458" calcext:value-type="float">
            <text:p>0.1458</text:p>
          </table:table-cell>
          <table:table-cell table:formula="of:=[.D65]*20" office:value-type="float" office:value="2.916" calcext:value-type="float">
            <text:p>2.916</text:p>
          </table:table-cell>
          <table:table-cell table:number-columns-repeated="4"/>
        </table:table-row>
        <table:table-row table:style-name="ro1">
          <table:table-cell table:formula="of:=[.D44]" office:value-type="float" office:value="0.0486" calcext:value-type="float">
            <text:p>0.0486</text:p>
          </table:table-cell>
          <table:table-cell table:number-columns-repeated="2"/>
          <table:table-cell table:formula="of:=[.A66]" office:value-type="float" office:value="0.0486" calcext:value-type="float">
            <text:p>0.0486</text:p>
          </table:table-cell>
          <table:table-cell table:formula="of:=[.D66]*20" office:value-type="float" office:value="0.972" calcext:value-type="float">
            <text:p>0.97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table:formula="of:=SUM([.D63:.D66])" office:value-type="float" office:value="0.565344" calcext:value-type="float">
            <text:p>0.565344</text:p>
          </table:table-cell>
          <table:table-cell table:formula="of:=[.D67]*20" office:value-type="float" office:value="11.30688" calcext:value-type="float">
            <text:p>11.306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hnson goes to European Council</text:p>
          </table:table-cell>
          <table:table-cell table:number-columns-repeated="8"/>
        </table:table-row>
        <table:table-row table:style-name="ro1">
          <table:table-cell table:formula="of:=[.D50]" office:value-type="float" office:value="0.04" calcext:value-type="float">
            <text:p>0.04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A69]*[.B69]" office:value-type="float" office:value="0.02" calcext:value-type="float">
            <text:p>0.02</text:p>
          </table:table-cell>
          <table:table-cell table:formula="of:=[.D69]*20"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 table:formula="of:=[.D58]" office:value-type="float" office:value="0.42" calcext:value-type="float">
            <text:p>0.42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A70]*[.B70]" office:value-type="float" office:value="0.294" calcext:value-type="float">
            <text:p>0.294</text:p>
          </table:table-cell>
          <table:table-cell table:formula="of:=[.D70]*20" office:value-type="float" office:value="5.88" calcext:value-type="float">
            <text:p>5.88</text:p>
          </table:table-cell>
          <table:table-cell table:number-columns-repeated="4"/>
        </table:table-row>
        <table:table-row table:style-name="ro1">
          <table:table-cell table:formula="of:=[.D41]" office:value-type="float" office:value="0.061236" calcext:value-type="float">
            <text:p>0.061236</text:p>
          </table:table-cell>
          <table:table-cell table:number-columns-repeated="2"/>
          <table:table-cell table:formula="of:=[.A71]" office:value-type="float" office:value="0.061236" calcext:value-type="float">
            <text:p>0.061236</text:p>
          </table:table-cell>
          <table:table-cell table:formula="of:=[.D71]*20" office:value-type="float" office:value="1.22472" calcext:value-type="float">
            <text:p>1.22472</text:p>
          </table:table-cell>
          <table:table-cell table:number-columns-repeated="4"/>
        </table:table-row>
        <table:table-row table:style-name="ro1">
          <table:table-cell table:formula="of:=[.D29]" office:value-type="float" office:value="0.3402" calcext:value-type="float">
            <text:p>0.3402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72]*[.B72]" office:value-type="float" office:value="0.03402" calcext:value-type="float">
            <text:p>0.03402</text:p>
          </table:table-cell>
          <table:table-cell table:formula="of:=[.D72]*20" office:value-type="float" office:value="0.6804" calcext:value-type="float">
            <text:p>0.6804</text:p>
          </table:table-cell>
          <table:table-cell table:number-columns-repeated="4"/>
        </table:table-row>
        <table:table-row table:style-name="ro1">
          <table:table-cell table:formula="of:=[.D47]" office:value-type="float" office:value="0.0054" calcext:value-type="float">
            <text:p>0.0054</text:p>
          </table:table-cell>
          <table:table-cell table:number-columns-repeated="2"/>
          <table:table-cell table:formula="of:=[.A73]" office:value-type="float" office:value="0.0054" calcext:value-type="float">
            <text:p>0.0054</text:p>
          </table:table-cell>
          <table:table-cell table:formula="of:=[.D73]*20" office:value-type="float" office:value="0.108" calcext:value-type="float">
            <text:p>0.108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69:.D73])" office:value-type="float" office:value="0.414656" calcext:value-type="float">
            <text:p>0.414656</text:p>
          </table:table-cell>
          <table:table-cell table:formula="of:=[.D74]*20" office:value-type="float" office:value="8.29312" calcext:value-type="float">
            <text:p>8.2931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aretaker GE</text:p>
          </table:table-cell>
          <table:table-cell table:number-columns-repeated="8"/>
        </table:table-row>
        <table:table-row table:style-name="ro1">
          <table:table-cell table:formula="of:=[.D67]" office:value-type="float" office:value="0.565344" calcext:value-type="float">
            <text:p>0.565344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A77]*[.B77]" office:value-type="float" office:value="0.5088096" calcext:value-type="float">
            <text:p>0.5088096</text:p>
          </table:table-cell>
          <table:table-cell table:formula="of:=[.D77]*20" office:value-type="float" office:value="10.176192" calcext:value-type="float">
            <text:p>10.17619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aretaker PV</text:p>
          </table:table-cell>
          <table:table-cell table:number-columns-repeated="8"/>
        </table:table-row>
        <table:table-row table:style-name="ro1">
          <table:table-cell table:formula="of:=[.D67]" office:value-type="float" office:value="0.565344" calcext:value-type="float">
            <text:p>0.565344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80]*[.B80]" office:value-type="float" office:value="0.0565344" calcext:value-type="float">
            <text:p>0.0565344</text:p>
          </table:table-cell>
          <table:table-cell table:formula="of:=[.D80]*20" office:value-type="float" office:value="1.130688" calcext:value-type="float">
            <text:p>1.130688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hnson gets a Deal</text:p>
          </table:table-cell>
          <table:table-cell table:number-columns-repeated="8"/>
        </table:table-row>
        <table:table-row table:style-name="ro1">
          <table:table-cell table:formula="of:=[.D74]" office:value-type="float" office:value="0.414656" calcext:value-type="float">
            <text:p>0.414656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83]*[.B83]" office:value-type="float" office:value="0.0829312" calcext:value-type="float">
            <text:p>0.0829312</text:p>
          </table:table-cell>
          <table:table-cell table:formula="of:=[.D83]*20" office:value-type="float" office:value="1.658624" calcext:value-type="float">
            <text:p>1.65862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hnson refuses everything</text:p>
          </table:table-cell>
          <table:table-cell table:number-columns-repeated="8"/>
        </table:table-row>
        <table:table-row table:style-name="ro1">
          <table:table-cell table:formula="of:=[.D74]" office:value-type="float" office:value="0.414656" calcext:value-type="float">
            <text:p>0.414656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[.A86]*[.B86]" office:value-type="float" office:value="0.2487936" calcext:value-type="float">
            <text:p>0.2487936</text:p>
          </table:table-cell>
          <table:table-cell table:formula="of:=[.D86]*20" office:value-type="float" office:value="4.975872" calcext:value-type="float">
            <text:p>4.97587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hnson asks for ext for GE</text:p>
          </table:table-cell>
          <table:table-cell table:number-columns-repeated="8"/>
        </table:table-row>
        <table:table-row table:style-name="ro1">
          <table:table-cell table:formula="of:=[.D74]" office:value-type="float" office:value="0.414656" calcext:value-type="float">
            <text:p>0.414656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89]*[.B89]" office:value-type="float" office:value="0.0829312" calcext:value-type="float">
            <text:p>0.0829312</text:p>
          </table:table-cell>
          <table:table-cell table:formula="of:=[.D89]*20" office:value-type="float" office:value="1.658624" calcext:value-type="float">
            <text:p>1.65862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eal Fails</text:p>
          </table:table-cell>
          <table:table-cell table:number-columns-repeated="8"/>
        </table:table-row>
        <table:table-row table:style-name="ro1">
          <table:table-cell table:formula="of:=[.D83]" office:value-type="float" office:value="0.0829312" calcext:value-type="float">
            <text:p>0.0829312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92]*[.B92]" office:value-type="float" office:value="0.06634496" calcext:value-type="float">
            <text:p>0.06634496</text:p>
          </table:table-cell>
          <table:table-cell table:formula="of:=[.D92]*20" office:value-type="float" office:value="1.3268992" calcext:value-type="float">
            <text:p>1.326899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eal passes</text:p>
          </table:table-cell>
          <table:table-cell table:number-columns-repeated="8"/>
        </table:table-row>
        <table:table-row table:style-name="ro1">
          <table:table-cell table:formula="of:=[.D83]" office:value-type="float" office:value="0.0829312" calcext:value-type="float">
            <text:p>0.0829312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95]*[.B95]" office:value-type="float" office:value="0.01658624" calcext:value-type="float">
            <text:p>0.01658624</text:p>
          </table:table-cell>
          <table:table-cell table:formula="of:=[.D95]*20" office:value-type="float" office:value="0.3317248" calcext:value-type="float">
            <text:p>0.3317248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ONC Post European Council</text:p>
          </table:table-cell>
          <table:table-cell table:number-columns-repeated="8"/>
        </table:table-row>
        <table:table-row table:style-name="ro1">
          <table:table-cell table:formula="of:=[.D86]" office:value-type="float" office:value="0.2487936" calcext:value-type="float">
            <text:p>0.2487936</text:p>
          </table:table-cell>
          <table:table-cell table:number-columns-repeated="2"/>
          <table:table-cell table:formula="of:=[.A98]" office:value-type="float" office:value="0.2487936" calcext:value-type="float">
            <text:p>0.2487936</text:p>
          </table:table-cell>
          <table:table-cell table:number-columns-repeated="5"/>
        </table:table-row>
        <table:table-row table:style-name="ro1">
          <table:table-cell table:formula="of:=[.D92]" office:value-type="float" office:value="0.06634496" calcext:value-type="float">
            <text:p>0.06634496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A99]*[.B99]" office:value-type="float" office:value="0.03317248" calcext:value-type="float">
            <text:p>0.03317248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table:formula="of:=SUM([.D98:.D99])" office:value-type="float" office:value="0.28196608" calcext:value-type="float">
            <text:p>0.281966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NC post European Council, fails</text:p>
          </table:table-cell>
          <table:table-cell table:number-columns-repeated="8"/>
        </table:table-row>
        <table:table-row table:style-name="ro1">
          <table:table-cell table:formula="of:=[.D100]" office:value-type="float" office:value="0.28196608" calcext:value-type="float">
            <text:p>0.28196608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A102]*[.B102]" office:value-type="float" office:value="0.028196608" calcext:value-type="float">
            <text:p>0.028196608</text:p>
          </table:table-cell>
          <table:table-cell table:formula="of:=[.D102]*20" office:value-type="float" office:value="0.56393216" calcext:value-type="float">
            <text:p>0.5639321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ONC post European Council, passes</text:p>
          </table:table-cell>
          <table:table-cell table:number-columns-repeated="8"/>
        </table:table-row>
        <table:table-row table:style-name="ro1">
          <table:table-cell table:formula="of:=[.D100]" office:value-type="float" office:value="0.28196608" calcext:value-type="float">
            <text:p>0.28196608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A105]*[.B105]" office:value-type="float" office:value="0.253769472" calcext:value-type="float">
            <text:p>0.253769472</text:p>
          </table:table-cell>
          <table:table-cell table:formula="of:=[.D105]*20" office:value-type="float" office:value="5.07538944" calcext:value-type="float">
            <text:p>5.0753894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ast min revoke showdown</text:p>
          </table:table-cell>
          <table:table-cell table:number-columns-repeated="8"/>
        </table:table-row>
        <table:table-row table:style-name="ro1">
          <table:table-cell table:formula="of:=[.D102]" office:value-type="float" office:value="0.028196608" calcext:value-type="float">
            <text:p>0.028196608</text:p>
          </table:table-cell>
          <table:table-cell table:number-columns-repeated="2"/>
          <table:table-cell table:formula="of:=[.A108]" office:value-type="float" office:value="0.028196608" calcext:value-type="float">
            <text:p>0.028196608</text:p>
          </table:table-cell>
          <table:table-cell table:formula="of:=[.D108]*20" office:value-type="float" office:value="0.56393216" calcext:value-type="float">
            <text:p>0.56393216</text:p>
          </table:table-cell>
          <table:table-cell table:number-columns-repeated="4"/>
        </table:table-row>
        <table:table-row table:style-name="ro1">
          <table:table-cell table:formula="of:=[.D92]" office:value-type="float" office:value="0.06634496" calcext:value-type="float">
            <text:p>0.06634496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A109]*[.B109]" office:value-type="float" office:value="0.03317248" calcext:value-type="float">
            <text:p>0.03317248</text:p>
          </table:table-cell>
          <table:table-cell table:formula="of:=[.D109]*20" office:value-type="float" office:value="0.6634496" calcext:value-type="float">
            <text:p>0.663449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table:formula="of:=SUM([.D108:.D109])" office:value-type="float" office:value="0.061369088" calcext:value-type="float">
            <text:p>0.061369088</text:p>
          </table:table-cell>
          <table:table-cell table:formula="of:=[.D110]*20" office:value-type="float" office:value="1.22738176" calcext:value-type="float">
            <text:p>1.227381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ULT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 Deal 31 Oct</text:p>
          </table:table-cell>
          <table:table-cell table:number-columns-repeated="5"/>
          <table:table-cell office:value-type="string" calcext:value-type="string">
            <text:p>Percent</text:p>
          </table:table-cell>
          <table:table-cell office:value-type="string" calcext:value-type="string">
            <text:p>Percent rounded</text:p>
          </table:table-cell>
          <table:table-cell office:value-type="string" calcext:value-type="string">
            <text:p>Manual rounded</text:p>
          </table:table-cell>
        </table:table-row>
        <table:table-row table:style-name="ro1">
          <table:table-cell table:formula="of:=[.D50]" office:value-type="float" office:value="0.04" calcext:value-type="float">
            <text:p>0.04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A114]*[.B114]" office:value-type="float" office:value="0.02" calcext:value-type="float">
            <text:p>0.02</text:p>
          </table:table-cell>
          <table:table-cell table:formula="of:=[.D114]*20"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 table:formula="of:=[.D110]" office:value-type="float" office:value="0.061369088" calcext:value-type="float">
            <text:p>0.061369088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115]*[.B115]" office:value-type="float" office:value="0.0122738176" calcext:value-type="float">
            <text:p>0.0122738176</text:p>
          </table:table-cell>
          <table:table-cell table:formula="of:=[.D115]*20" office:value-type="float" office:value="0.245476352" calcext:value-type="float">
            <text:p>0.24547635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table:formula="of:=SUM([.D114:.D115])" office:value-type="float" office:value="0.0322738176" calcext:value-type="float">
            <text:p>0.0322738176</text:p>
          </table:table-cell>
          <table:table-cell table:formula="of:=[.D116]*20" office:value-type="float" office:value="0.645476352" calcext:value-type="float">
            <text:p>0.645476352</text:p>
          </table:table-cell>
          <table:table-cell/>
          <table:table-cell table:formula="of:=[.D116]*100" office:value-type="float" office:value="3.22738176" calcext:value-type="float">
            <text:p>3.22738176</text:p>
          </table:table-cell>
          <table:table-cell table:style-name="ce2" table:formula="of:=[.G116]" office:value-type="float" office:value="3.22738176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rt 50 Revoked</text:p>
          </table:table-cell>
          <table:table-cell table:number-columns-repeated="8"/>
        </table:table-row>
        <table:table-row table:style-name="ro1">
          <table:table-cell table:formula="of:=[.D110]" office:value-type="float" office:value="0.061369088" calcext:value-type="float">
            <text:p>0.061369088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A119]*[.B119]" office:value-type="float" office:value="0.0490952704" calcext:value-type="float">
            <text:p>0.0490952704</text:p>
          </table:table-cell>
          <table:table-cell table:formula="of:=[.D119]*20" office:value-type="float" office:value="0.981905408000001" calcext:value-type="float">
            <text:p>0.981905408000001</text:p>
          </table:table-cell>
          <table:table-cell/>
          <table:table-cell table:formula="of:=[.D119]*100" office:value-type="float" office:value="4.90952704" calcext:value-type="float">
            <text:p>4.90952704</text:p>
          </table:table-cell>
          <table:table-cell table:style-name="ce2" table:formula="of:=[.G119]" office:value-type="float" office:value="4.90952704" calcext:value-type="float">
            <text:p>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rexit with a Deal</text:p>
          </table:table-cell>
          <table:table-cell table:number-columns-repeated="8"/>
        </table:table-row>
        <table:table-row table:style-name="ro1">
          <table:table-cell table:formula="of:=[.D95]" office:value-type="float" office:value="0.01658624" calcext:value-type="float">
            <text:p>0.01658624</text:p>
          </table:table-cell>
          <table:table-cell table:number-columns-repeated="2"/>
          <table:table-cell table:formula="of:=[.A122]" office:value-type="float" office:value="0.01658624" calcext:value-type="float">
            <text:p>0.01658624</text:p>
          </table:table-cell>
          <table:table-cell table:formula="of:=[.D122]*20" office:value-type="float" office:value="0.3317248" calcext:value-type="float">
            <text:p>0.3317248</text:p>
          </table:table-cell>
          <table:table-cell/>
          <table:table-cell table:formula="of:=[.D122]*100" office:value-type="float" office:value="1.658624" calcext:value-type="float">
            <text:p>1.658624</text:p>
          </table:table-cell>
          <table:table-cell table:style-name="ce2" table:formula="of:=[.G122]" office:value-type="float" office:value="1.658624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E</text:p>
          </table:table-cell>
          <table:table-cell table:number-columns-repeated="8"/>
        </table:table-row>
        <table:table-row table:style-name="ro1">
          <table:table-cell table:formula="of:=[.D105]" office:value-type="float" office:value="0.253769472" calcext:value-type="float">
            <text:p>0.253769472</text:p>
          </table:table-cell>
          <table:table-cell table:number-columns-repeated="2"/>
          <table:table-cell table:formula="of:=[.A125]" office:value-type="float" office:value="0.253769472" calcext:value-type="float">
            <text:p>0.253769472</text:p>
          </table:table-cell>
          <table:table-cell table:formula="of:=[.D125]*20" office:value-type="float" office:value="5.07538944" calcext:value-type="float">
            <text:p>5.07538944</text:p>
          </table:table-cell>
          <table:table-cell table:number-columns-repeated="4"/>
        </table:table-row>
        <table:table-row table:style-name="ro1">
          <table:table-cell table:formula="of:=[.D89]" office:value-type="float" office:value="0.0829312" calcext:value-type="float">
            <text:p>0.0829312</text:p>
          </table:table-cell>
          <table:table-cell table:number-columns-repeated="2"/>
          <table:table-cell table:formula="of:=[.A126]" office:value-type="float" office:value="0.0829312" calcext:value-type="float">
            <text:p>0.0829312</text:p>
          </table:table-cell>
          <table:table-cell table:formula="of:=[.D126]*20" office:value-type="float" office:value="1.658624" calcext:value-type="float">
            <text:p>1.658624</text:p>
          </table:table-cell>
          <table:table-cell table:number-columns-repeated="4"/>
        </table:table-row>
        <table:table-row table:style-name="ro1">
          <table:table-cell table:formula="of:=[.D77]" office:value-type="float" office:value="0.5088096" calcext:value-type="float">
            <text:p>0.5088096</text:p>
          </table:table-cell>
          <table:table-cell table:number-columns-repeated="2"/>
          <table:table-cell table:formula="of:=[.A127]" office:value-type="float" office:value="0.5088096" calcext:value-type="float">
            <text:p>0.5088096</text:p>
          </table:table-cell>
          <table:table-cell table:formula="of:=[.D127]*20" office:value-type="float" office:value="10.176192" calcext:value-type="float">
            <text:p>10.176192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125:.D127])" office:value-type="float" office:value="0.845510272" calcext:value-type="float">
            <text:p>0.845510272</text:p>
          </table:table-cell>
          <table:table-cell table:formula="of:=[.D128]*20" office:value-type="float" office:value="16.91020544" calcext:value-type="float">
            <text:p>16.91020544</text:p>
          </table:table-cell>
          <table:table-cell/>
          <table:table-cell table:formula="of:=[.D128]*100" office:value-type="float" office:value="84.5510272" calcext:value-type="float">
            <text:p>84.5510272</text:p>
          </table:table-cell>
          <table:table-cell table:style-name="ce2" table:formula="of:=[.G128]" office:value-type="float" office:value="84.5510272" calcext:value-type="float">
            <text:p>8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V</text:p>
          </table:table-cell>
          <table:table-cell table:number-columns-repeated="8"/>
        </table:table-row>
        <table:table-row table:style-name="ro1">
          <table:table-cell table:formula="of:=[.D80]" office:value-type="float" office:value="0.0565344" calcext:value-type="float">
            <text:p>0.0565344</text:p>
          </table:table-cell>
          <table:table-cell table:number-columns-repeated="2"/>
          <table:table-cell table:formula="of:=[.A131]" office:value-type="float" office:value="0.0565344" calcext:value-type="float">
            <text:p>0.0565344</text:p>
          </table:table-cell>
          <table:table-cell table:formula="of:=[.D131]*20" office:value-type="float" office:value="1.130688" calcext:value-type="float">
            <text:p>1.130688</text:p>
          </table:table-cell>
          <table:table-cell/>
          <table:table-cell table:formula="of:=[.D131]*100" office:value-type="float" office:value="5.65344" calcext:value-type="float">
            <text:p>5.65344</text:p>
          </table:table-cell>
          <table:table-cell table:style-name="ce2" table:formula="of:=[.G131]" office:value-type="float" office:value="5.65344" calcext:value-type="float">
            <text:p>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formula="of:=[.D131]+[.D128]+[.D122]+[.D119]+[.D116]" office:value-type="float" office:value="1" calcext:value-type="float">
            <text:p>1</text:p>
          </table:table-cell>
          <table:table-cell table:number-columns-repeated="2"/>
          <table:table-cell table:formula="of:=SUM([.G116:.G131])" office:value-type="float" office:value="100" calcext:value-type="float">
            <text:p>100</text:p>
          </table:table-cell>
          <table:table-cell table:formula="of:=SUM([.H116:.H131])" office:value-type="float" office:value="100" calcext:value-type="float">
            <text:p>100</text:p>
          </table:table-cell>
          <table:table-cell table:formula="of:=SUM([.I116:.I131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Worth</meta:initial-creator>
    <meta:creation-date>2019-09-19T11:36:53.622931139</meta:creation-date>
    <meta:generator>LibreOffice/6.2.0.3$MacOSX_X86_64 LibreOffice_project/98c6a8a1c6c7b144ce3cc729e34964b47ce25d62</meta:generator>
    <dc:date>2019-09-19T12:30:46.779914283</dc:date>
    <dc:creator>Jon Worth</dc:creator>
    <meta:editing-duration>PT20M22S</meta:editing-duration>
    <meta:editing-cycles>3</meta:editing-cycles>
    <meta:document-statistic meta:table-count="1" meta:cell-count="268" meta:object-count="0"/>
  </office:meta>
</office:document-meta>
</file>